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1_9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, FF 3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Jacob Ezekiel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3 April 1872</text:p>
      <text:p text:style-name="P6">Month<text:tab/><text:tab/><text:tab/><text:tab/><text:tab/><text:tab/>April</text:p>
      <text:p text:style-name="P6">Year<text:tab/><text:tab/><text:tab/><text:tab/><text:tab/><text:tab/>1872</text:p>
      <text:p text:style-name="P6">Hebrew Date<text:tab/><text:tab/><text:tab/><text:tab/><text:tab/></text:p>
      <text:p text:style-name="P6">Undated</text:p>
      <text:p text:style-name="P6">City<text:tab/><text:tab/><text:tab/><text:tab/><text:tab/><text:tab/>Cincinnati</text:p>
      <text:p text:style-name="P6">State<text:tab/><text:tab/><text:tab/><text:tab/><text:tab/><text:tab/>Ohio <text:tab/><text:tab/><text:tab/><text:tab/>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/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</text:p>
      <text:p text:style-name="P6">Number of Sheets<text:tab/><text:tab/><text:tab/><text:tab/>2</text:p>
      <text:p text:style-name="P6">Fragment<text:tab/><text:tab/><text:tab/><text:tab/><text:tab/>1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/text:p>
      <text:p text:style-name="P6">Postma<text:tab/>rk<text:tab/><text:tab/><text:tab/><text:tab/><text:tab/><text:tab/>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2"><text:span text:style-name="T1">H. C. Ezekiel.<text:tab/><text:tab/><text:tab/><text:tab/><text:tab/>Ezekiel &amp; Co..<text:tab/><text:tab/><text:tab/><text:tab/>S. Bernheim./</text:span></text:p>
      <text:p text:style-name="P3"><text:span text:style-name="T1">Auctioneers and Commission Merchants,/</text:span></text:p>
      <text:p text:style-name="P3"><text:span text:style-name="T1">Nos. 19 and 21 West Pearl Street,/</text:span></text:p>
      <text:p text:style-name="P4"><text:span text:style-name="T1">Cincinnati, Ohio, April 3</text:span><text:span text:style-name="T2">rd</text:span><text:span text:style-name="T1"> 1872./</text:span></text:p>
      <text:p text:style-name="P2"><text:span text:style-name="T1">Revd S. Morais./</text:span></text:p>
      <text:p text:style-name="P2"><text:span text:style-name="T1"><text:tab/>Philadelphia./</text:span></text:p>
      <text:p text:style-name="P2"><text:span text:style-name="T1">My valued Friend./</text:span></text:p>
      <text:p text:style-name="P2"><text:span text:style-name="T1"><text:tab/>I am just in receipt of favours from my/ dear sister Mrs Hyneman, and Mr Geo. Jacobs, imparting to me/ the sad tidings of the demise of your dearly beloved wife,/ (rest her soul.) <text:s/>I sincerely condole with you and every mem-/ber of your dear [crossed-out] family in this sad bereavement. <text:s/>What/ can I say to you, or what can I offer as a balm of consola-/tion in your deep afflicitons, your hearts have been to keenly/ lacerated, it is not my purpose to re-open a wound that re-/quires healing. <text:s/>We can only endeavour to assuage the greif[sic]/ it has occassioned[sic]. <text:s/>Your firm reliance in the power and/ goodness of Almighty God, is the great bulwark in the hour/ of your troubles, and will serve as the only balm of con-/solation in your sad afflictions. <text:s/>You are surrounded/ by dear and affectionate children which will be a solace/ to you in the days of your mourning, God grant they all/ may live to be a source of pleasure to you in your decli-/ning years. <text:s/>I had cherished the hope of a few lines/ from your dear daughter Nina, which pleasure I must yeild[sic]/ for the present from what my dear sister writes me, she will act/ the motherly part towards her dear sisters and brothers. <text:s/>May the/ Almighty endow her with health and strenght[sic] to accomplish/ her mission, please tender our kind regards to her and all the/</text:span></text:p>
      <text:p text:style-name="P2"><text:span text:style-name="T1"/></text:p>
      <text:p text:style-name="P2"><text:span text:style-name="T1">[Page 2]</text:span></text:p>
      <text:p text:style-name="P2"><text:span text:style-name="T1">family./</text:span></text:p>
      <text:p text:style-name="P2"><text:span text:style-name="T1"><text:tab/>Hoping these few lines may meet you and every/ member of your dear family in the enjoyment of/ health and that you may all be blest with lenght[sic]/ of days, [crossed-out: in health]/</text:span></text:p>
      <text:p text:style-name="P2"><text:span text:style-name="T1"><text:tab/>I remain, my dear sir,/</text:span></text:p>
      <text:p text:style-name="P2"><text:span text:style-name="T1"><text:tab/><text:tab/>yours, very truly,/</text:span></text:p>
      <text:p text:style-name="P2"><text:span text:style-name="T1"><text:tab/><text:tab/><text:tab/></text:span><text:span text:style-name="T3">Jacob Ezekiel</text:span><text:span text:style-name="T4">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3T12:34:51</meta:creation-date>
    <dc:date>2009-05-13T12:57:43</dc:date>
    <dc:language>en-US</dc:language>
    <meta:editing-cycles>2</meta:editing-cycles>
    <meta:editing-duration>PT7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5" meta:word-count="492" meta:character-count="3082"/>
  </office:meta>
</office:document-meta>
</file>